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4" draw:layer="layout" svg:width="4.445cm" svg:height="1.27cm" svg:x="2.261cm" svg:y="2.261cm">
          <text:p text:style-name="P1">Input</text:p>
        </draw:rect>
        <draw:rect draw:style-name="gr1" draw:text-style-name="P1" draw:id="id5" draw:layer="layout" svg:width="4.445cm" svg:height="1.27cm" svg:x="2.261cm" svg:y="6.071cm">
          <text:p text:style-name="P1">Output</text:p>
        </draw:rect>
        <draw:rect draw:style-name="gr1" draw:text-style-name="P1" draw:id="id1" draw:layer="layout" svg:width="4.445cm" svg:height="1.27cm" svg:x="9.246cm" svg:y="4.166cm">
          <text:p text:style-name="P1">Forward</text:p>
        </draw:rect>
        <draw:rect draw:style-name="gr1" draw:text-style-name="P1" draw:id="id2" draw:layer="layout" svg:width="5.08cm" svg:height="1.27cm" svg:x="14.961cm" svg:y="4.166cm">
          <text:p text:style-name="P1">Bidirectional</text:p>
        </draw:rect>
        <draw:rect draw:style-name="gr1" draw:text-style-name="P1" draw:id="id3" draw:layer="layout" svg:width="5.08cm" svg:height="1.27cm" svg:x="21.311cm" svg:y="4.166cm">
          <text:p text:style-name="P1">Random Access</text:p>
        </draw:rect>
        <draw:connector draw:style-name="gr2" draw:text-style-name="P2" draw:layer="layout" svg:x1="13.691cm" svg:y1="4.801cm" svg:x2="14.961cm" svg:y2="4.801cm" draw:start-shape="id1" draw:start-glue-point="1" draw:end-shape="id2" draw:end-glue-point="3">
          <text:p/>
        </draw:connector>
        <draw:connector draw:style-name="gr2" draw:text-style-name="P2" draw:layer="layout" svg:x1="20.041cm" svg:y1="4.801cm" svg:x2="21.311cm" svg:y2="4.801cm" draw:start-shape="id2" draw:start-glue-point="1" draw:end-shape="id3" draw:end-glue-point="3">
          <text:p/>
        </draw:connector>
        <draw:connector draw:style-name="gr2" draw:text-style-name="P2" draw:layer="layout" draw:type="line" svg:x1="6.706cm" svg:y1="2.896cm" svg:x2="9.246cm" svg:y2="4.801cm" draw:start-shape="id4" draw:start-glue-point="1" draw:end-shape="id1" draw:end-glue-point="3">
          <text:p/>
        </draw:connector>
        <draw:connector draw:style-name="gr2" draw:text-style-name="P2" draw:layer="layout" draw:type="line" svg:x1="6.706cm" svg:y1="6.706cm" svg:x2="9.246cm" svg:y2="4.801cm" draw:start-shape="id5" draw:start-glue-point="1" draw:end-shape="id1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1.702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Ray Lischner</meta:initial-creator>
    <meta:creation-date>2006-10-13T15:24:57</meta:creation-date>
    <dc:creator>Ray Lischner</dc:creator>
    <dc:date>2006-10-13T15:29:00</dc:date>
    <dc:language>en-US</dc:language>
    <meta:editing-cycles>2</meta:editing-cycles>
    <meta:editing-duration>PT4M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